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7272d" officeooo:paragraph-rsid="0017272d"/>
    </style:style>
    <style:style style:name="P2" style:family="paragraph" style:parent-style-name="Standard" style:list-style-name="L1">
      <style:text-properties officeooo:paragraph-rsid="0017272d"/>
    </style:style>
    <style:style style:name="P3" style:family="paragraph" style:parent-style-name="Standard" style:list-style-name="L1">
      <style:text-properties officeooo:rsid="00192468" officeooo:paragraph-rsid="00192468"/>
    </style:style>
    <style:style style:name="P4" style:family="paragraph" style:parent-style-name="Header">
      <style:text-properties officeooo:rsid="0017272d" officeooo:paragraph-rsid="0017272d"/>
    </style:style>
    <style:style style:name="T1" style:family="text">
      <style:text-properties officeooo:rsid="001727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66391763946822902" text:style-name="L1">
        <text:list-item>
          <text:p text:style-name="P2"><text:span text:style-name="T1">The project is passing all functional test cases. The project successfully implements all API endpoints except for the final API endpoint,</text:span></text:p>
          <text:p text:style-name="P2"><text:span text:style-name="T1"><text:s/></text:span><text:bookmark text:name="search"/>GET /search?key=keyword{&amp;start_date=YYYYMMDD&amp;end_date=YYYYMMDD</text:p>
        </text:list-item>
        <text:list-item>
          <text:p text:style-name="P1">Code repository: <text:s/><text:a xlink:type="simple" xlink:href="https://github.com/TaiyyabAhmed97/CS445FinalProject2018" text:style-name="Internet_20_link" text:visited-style-name="Visited_20_Internet_20_Link">https://github.com/TaiyyabAhmed97/CS445FinalProject2018</text:a></text:p>
        </text:list-item>
        <text:list-item>
          <text:p text:style-name="P1">Lines of code: 810</text:p>
        </text:list-item>
        <text:list-item>
          <text:p text:style-name="P1">Lines of code in unit tests: 539</text:p>
        </text:list-item>
        <text:list-item>
          <text:p text:style-name="P1">Unit test coverage measured by tap-istanbul: 98.62%</text:p>
        </text:list-item>
        <text:list-item>
          <text:p text:style-name="P1">Cyclomatic complexity: 1</text:p>
        </text:list-item>
        <text:list-item>
          <text:p text:style-name="P3">7 hours to completion</text:p>
        </text:list-item>
        <text:list-item>
          <text:p text:style-name="P3">1 hour was spent preparing the submission</text:p>
        </text:list-item>
        <text:list-item>
          <text:p text:style-name="P3">Challenges:</text:p>
          <text:list>
            <text:list-item>
              <text:p text:style-name="P3">Achieving above 80% unit test coverage: I was able to get it above and all the way till 98% code coverage by testing all my base classes thoroughly</text:p>
            </text:list-item>
            <text:list-item>
              <text:p text:style-name="P3">Passing all functional tests: This was done by repeatedly analyzing the error results on failing tests and debugging each one of them separately.</text:p>
            </text:list-item>
          </text:list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272d" officeooo:paragraph-rsid="0017272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aiyyab Ahmed<text:tab/>1/1<text:tab/>Final Projec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0:16:39.009536917</meta:creation-date>
    <meta:generator>LibreOffice/5.1.6.2$Linux_X86_64 LibreOffice_project/10m0$Build-2</meta:generator>
    <dc:date>2018-11-10T20:19:43.249355944</dc:date>
    <meta:editing-duration>PT5M39S</meta:editing-duration>
    <meta:editing-cycles>1</meta:editing-cycles>
    <meta:document-statistic meta:table-count="0" meta:image-count="0" meta:object-count="0" meta:page-count="1" meta:paragraph-count="14" meta:word-count="128" meta:character-count="808" meta:non-whitespace-character-count="704"/>
  </office:meta>
</office:document-meta>
</file>